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Kinovar-L-0.0.7.oxt&#13;Update file created : Kinovar-L.update.xml&#13;&#13;20.02.2022 19:42: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Kinovar</text:file-name></text:p>
      <text:p text:style-name="Standard"><draw:rect text:anchor-type="paragraph" draw:z-index="6"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09915351604578526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671985276064130372" text:style-name="L2">
        <text:list-item>
          <text:p text:style-name="P48">Version 2.1.0 :</text:p>
        </text:list-item>
      </text:list>
      <text:list xml:id="list8393403260193423157"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94220567509069" text:continue-list="list8671985276064130372" text:style-name="L2">
        <text:list-item>
          <text:p text:style-name="P48">Version 2.0.0 :</text:p>
        </text:list-item>
      </text:list>
      <text:list xml:id="list1041450095798398095"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94220438420910" text:continue-list="list194220567509069" text:style-name="L2">
        <text:list-item>
          <text:p text:style-name="P48">Version 1.5.3 :</text:p>
        </text:list-item>
      </text:list>
      <text:list xml:id="list3203134031930115464"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94221006802678" text:continue-list="list194220438420910"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81233260816062704"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Kinova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9" draw:style-name="gr2" draw:text-style-name="P85" svg:width="0.802cm" svg:height="0.451cm" svg:x="2.3cm" svg:y="0.199cm" draw:control="control1"/><draw:control text:anchor-type="paragraph" draw:z-index="10"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1" draw:style-name="gr2" draw:text-style-name="P85" svg:width="0.802cm" svg:height="0.451cm" svg:x="2.304cm" svg:y="0.199cm" draw:control="control3"/><draw:control text:anchor-type="paragraph" draw:z-index="12" draw:style-name="gr2" draw:text-style-name="P85" svg:width="9cm" svg:height="0.451cm" svg:x="3.6cm" svg:y="0.196cm" draw:control="control4"/>To version</text:p><text:p text:style-name="Frame_20_contents"/><text:p text:style-name="Frame_20_contents"/><text:p text:style-name="Frame_20_contents"><draw:control text:anchor-type="paragraph" draw:z-index="13" draw:style-name="gr2" draw:text-style-name="P86" svg:width="8.362cm" svg:height="0.689cm" svg:x="3.621cm" svg:y="0.252cm" draw:control="control5"/></text:p><text:p text:style-name="Frame_20_contents"/><text:p text:style-name="P34">Compilation results</text:p><text:p text:style-name="P34"><draw:control text:anchor-type="paragraph" draw:z-index="14"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5"><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6" draw:style-name="gr2" draw:text-style-name="P85" svg:width="0.802cm" svg:height="0.451cm" svg:x="2.33cm" svg:y="0.199cm" draw:control="control6"/><draw:control text:anchor-type="paragraph" draw:z-index="17"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8" draw:style-name="gr2" draw:text-style-name="P85" svg:width="0.802cm" svg:height="0.451cm" svg:x="2.33cm" svg:y="0.199cm" draw:control="control8"/><draw:control text:anchor-type="paragraph" draw:z-index="19" draw:style-name="gr2" draw:text-style-name="P85" svg:width="9cm" svg:height="0.451cm" svg:x="3.692cm" svg:y="0.199cm" draw:control="control9"/>To version</text:p><text:p text:style-name="Frame_20_contents"/><text:p text:style-name="Frame_20_contents"/><text:p text:style-name="Frame_20_contents"><draw:control text:anchor-type="paragraph" draw:z-index="20"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21"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2"><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3" draw:style-name="gr2" draw:text-style-name="P85" svg:width="0.802cm" svg:height="0.451cm" svg:x="2.33cm" svg:y="0.199cm" draw:control="control11"/><draw:control text:anchor-type="paragraph" draw:z-index="24"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5"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6" draw:style-name="gr2"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23756382661319231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74462176130017583"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63586378357090789"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51945568269656698"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01753698409981297"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7102431576954038653"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7"><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26068050880587988"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32085650313883989"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589056132845959076" text:style-name="L15">
        <text:list-item>
          <text:p text:style-name="P61">Arg1 : <text:span text:style-name="InstructionMacro">String</text:span> : mandatory, type of control used for the button</text:p>
        </text:list-item>
      </text:list>
      <text:list xml:id="list802848999431913882"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56781067094946502"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64817211201246189"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3757264654423466"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762981037954310935"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57073936423661271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872661619266015406"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3199090952445878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76732287257457909"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656794905670307607"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505809812995199542"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98156350576719791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94945442840340816"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34506589932820448"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70871448888574445"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5655933152798341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09986156713443059"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Kinova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54915551064156260"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0923016682980772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146242151061793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6685790088203826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42192739220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71346023632799176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4459442344663838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0563758005294630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4221138215715" text:continue-list="list709230166829807728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4221303143210" text:continue-list="list1942192739220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94219598392331" text:continue-list="list19422113821571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Kinova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4219972305890" text:continue-list="list19421959839233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94220462663736" text:continue-list="list605637580052946306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4219244534639" text:continue-list="list19422130314321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422019403449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422066762401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94219832793627" text:continue-list="list19421997230589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194220744626413" text:continue-list="list771346023632799176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4221249002252" text:continue-list="list19421983279362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94219304224751"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422076402866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94219778348195" text:continue-list="list19422046266373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4219662178466" text:continue-list="list19422066762401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422062176162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421997740845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94220152488840" text:continue-list="list19422076402866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94221100383477" text:continue-list="list19422074462641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4220904054858" text:continue-list="list19422015248884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9422032156461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Kinova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Kinovar", "0.0.7")
	setExtensionDescription("en, ru")
	'setIcon("Images/Kinovar.png")
	
	setDisplayName("en", "Kinovar")
	setDisplayName("ru", "Киноварь")
	
	setPublisherName("en", "OOnik", "https://github.com/EliseyP/Kinovar/")
	setPublisherName("ru", "OOnik", "https://github.com/EliseyP/Kinovar/")
		
  	beginUpdateInformation("direct", "direct")
    	setUpdateSource("https://github.com/EliseyP/Kinovar/raw/master/", "https://github.com/EliseyP/Kinovar/raw/master/") ' one or more
  	endUpdateInformation
endDescription  


beginAnnexes 
  useLibrary("Basic", "Kinovar/")
  'useLibrary("Python", "py/")
endAnnexes


beginAddonUI
'##################################################
  beginAddonMenu
    beginMenu
      beginTitles("Writer")
      	setTitle("Kinovar", "en")
      	setTitle("Киноварь", "ru")
      endTitles
    beginMenuItems    
	    beginCommand
	      beginTitles("Writer")
	        setTitle("Set Kinovar for first letter in paragraph", "en")
	        setTitle("Киноварь для первой буквы абзаца", "ru")
	      endTitles
	      setURL("Basic", "Kinovar", "main", "SetKinovar")
	      setImage("Images/Kinovar")
	    endCommand
	   '--------------------------------
	    beginCommand
	      beginTitles("Writer")
	        setTitle("Set Kinovar for selected text", "en")
	        setTitle("Киноварь для выделенного текста", "ru")
	      endTitles
	      setURL("Basic", "Kinovar", "main", "setKinToSelected")
	      setImage("Images/KinovSel")
	    endCommand
	   '--------------------------------
	    beginCommand
	      beginTitles("Writer")
	        setTitle("Set Kinovar for first letter in all paragraphs", "en")
	        setTitle("Киноварь для первой буквы во всех абзацах", "ru")
	      endTitles
	      setURL("Basic", "Kinovar", "main", "SetKinovarToParaWithStyle")
	      setImage("Images/KinovAll")
	    endCommand
	   '--------------------------------
	    beginCommand
	      beginTitles("Writer")
	        setTitle("Reset Kinovar for first letter in paragraph", "en")
	        setTitle("Удалить Киноварь для первой буквы абзаца", "ru")
	      endTitles
	      setURL("Basic", "Kinovar", "main", "RemoveKinovar")
	      setImage("Images/KinovReset")
	    endCommand
	   '--------------------------------
	    beginCommand
	      beginTitles("Writer")
	        setTitle("Reset Kinovar for selected text", "en")
	        setTitle("Удалить Киноварь для выделенного текста", "ru")
	      endTitles
	      setURL("Basic", "Kinovar", "main", "RemoveKinovarFromSelected")
	      setImage("Images/KinovResetSel")
	    endCommand
	   '--------------------------------
      endMenuItems
    endMenu  
  endAddonMenu
'##################################################

'##################################################
  beginOfficeToolbar  
    beginTbTitles("Writer") 
      	setTitle("Kinovar bar", "en")
      	setTitle("Киноварь", "ru")
    endTbTitles
    ' here begins the list of buttons
    '--------------------------------
    beginButton
      beginTitles("Writer")
        setTitle("Set Kinovar for selected text", "en")
        setTitle("Киноварь для выделенного текста", "ru")
      endTitles
      setURL("Basic", "Kinovar", "main", "setKinToSelected") 
    endButton
	'--------------------------------
    beginButton
      beginTitles("Writer")
        setTitle("Set Kinovar for first letter in paragraph", "en")
        setTitle("Киноварь для первой буквы абзаца", "ru")
      endTitles
      setURL("Basic", "Kinovar", "main", "SetKinovar") 
    endButton
	'--------------------------------
    beginButton
      beginTitles("Writer")
        setTitle("Set Kinovar for first letter in all paragraphs", "en")
        setTitle("Киноварь для первой буквы во всех абзацах", "ru")
      endTitles
      setURL("Basic", "Kinovar", "main", "SetKinovarToParaWithStyle") 
    endButton
	'--------------------------------
	beginButton
      beginTitles("Writer")
        setTitle("Reset Kinovar for first letter in paragraph", "en")
        setTitle("Удалить Киноварь для первой буквы абзаца", "ru")
      endTitles
      setURL("Basic", "Kinovar", "main", "RemoveKinovar")
	endButton
	'--------------------------------
	beginButton
      beginTitles("Writer")
        setTitle("Reset Kinovar for selected text", "en")
        setTitle("Удалить Киноварь для выделенного текста", "ru")
      endTitles
      setURL("Basic", "Kinovar", "main", "RemoveKinovarFromSelected")
	endButton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